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B40DBAB4BF2484199BF.png" manifest:media-type="image/png"/>
  <manifest:file-entry manifest:full-path="Pictures/100002010000048D000003400C2F3314C20B6853.png" manifest:media-type="image/png"/>
  <manifest:file-entry manifest:full-path="Pictures/10000201000004AC00000357761C0562CAFA7BDD.png" manifest:media-type="image/png"/>
  <manifest:file-entry manifest:full-path="Pictures/100002010000049C0000034AC8589BF534B6D9DE.png" manifest:media-type="image/png"/>
  <manifest:file-entry manifest:full-path="Pictures/100002010000049800000349EC2773E2962F0B21.png" manifest:media-type="image/png"/>
  <manifest:file-entry manifest:full-path="Pictures/100002010000049B0000034BD3073F7F3590DF28.png" manifest:media-type="image/png"/>
  <manifest:file-entry manifest:full-path="Pictures/10000201000004AF000003587FA89F76BBF23C73.png" manifest:media-type="image/png"/>
  <manifest:file-entry manifest:full-path="Pictures/1000020100000493000003467AC88FD57E50F2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9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073cm" svg:x="1.076cm" svg:y="1.889cm">
          <draw:image xlink:href="Pictures/1000020100000493000003467AC88FD57E50F215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73cm" svg:x="1.076cm" svg:y="6.207cm">
          <draw:image xlink:href="Pictures/10000201000004AF000003587FA89F76BBF23C73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73cm" svg:x="3.667cm" svg:y="8.62cm">
          <draw:image xlink:href="Pictures/100002010000049B0000034BD3073F7F3590DF28.png" xlink:type="simple" xlink:show="embed" xlink:actuate="onLoad" loext:mime-type="image/png">
            <text:p/>
          </draw:image>
        </draw:frame>
        <draw:frame draw:style-name="gr2" draw:text-style-name="P1" draw:layer="layout" svg:width="4.445cm" svg:height="3.073cm" svg:x="7.985cm" svg:y="8.62cm">
          <draw:image xlink:href="Pictures/10000201000004AC00000357761C0562CAFA7BDD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73cm" svg:x="12.049cm" svg:y="8.62cm">
          <draw:image xlink:href="Pictures/100002010000049800000349EC2773E2962F0B21.png" xlink:type="simple" xlink:show="embed" xlink:actuate="onLoad" loext:mime-type="image/png">
            <text:p/>
          </draw:image>
        </draw:frame>
        <draw:frame draw:style-name="gr3" draw:text-style-name="P1" draw:layer="layout" svg:width="4.445cm" svg:height="3.073cm" svg:x="15.453cm" svg:y="6.207cm">
          <draw:image xlink:href="Pictures/100002010000049C0000034AC8589BF534B6D9DE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73cm" svg:x="15.453cm" svg:y="1.889cm">
          <draw:image xlink:href="Pictures/100002010000048D000003400C2F3314C20B6853.png" xlink:type="simple" xlink:show="embed" xlink:actuate="onLoad" loext:mime-type="image/png">
            <text:p/>
          </draw:image>
        </draw:frame>
        <draw:line draw:style-name="gr4" draw:text-style-name="P2" draw:layer="layout" svg:x1="2.96cm" svg:y1="5.347cm" svg:x2="2.96cm" svg:y2="5.855cm">
          <text:p/>
        </draw:line>
        <draw:line draw:style-name="gr4" draw:text-style-name="P2" draw:layer="layout" svg:x1="17.961cm" svg:y1="5.849cm" svg:x2="17.961cm" svg:y2="5.341cm">
          <text:p/>
        </draw:line>
        <draw:line draw:style-name="gr4" draw:text-style-name="P2" draw:layer="layout" svg:x1="4.181cm" svg:y1="8.715cm" svg:x2="4.54cm" svg:y2="9.074cm">
          <text:p/>
        </draw:line>
        <draw:line draw:style-name="gr4" draw:text-style-name="P2" draw:layer="layout" svg:x1="16.28cm" svg:y1="8.88cm" svg:x2="16.639cm" svg:y2="8.521cm">
          <text:p/>
        </draw:line>
        <draw:line draw:style-name="gr4" draw:text-style-name="P2" draw:layer="layout" svg:x1="7.9cm" svg:y1="9.401cm" svg:x2="8.408cm" svg:y2="9.401cm">
          <text:p/>
        </draw:line>
        <draw:line draw:style-name="gr4" draw:text-style-name="P2" draw:layer="layout" svg:x1="12.194cm" svg:y1="9.401cm" svg:x2="12.702cm" svg:y2="9.401cm">
          <text:p/>
        </draw:line>
        <draw:frame draw:style-name="gr5" draw:text-style-name="P3" draw:layer="layout" svg:width="2.286cm" svg:height="0.635cm" svg:x="2.143cm" svg:y="1.127cm">
          <draw:text-box>
            <text:p><text:span text:style-name="T1">First image</text:span></text:p>
          </draw:text-box>
        </draw:frame>
        <draw:frame draw:style-name="gr5" draw:text-style-name="P3" draw:layer="layout" svg:width="2.286cm" svg:height="0.635cm" svg:x="16.643cm" svg:y="1.128cm">
          <draw:text-box>
            <text:p><text:span text:style-name="T1">Last image</text:span></text:p>
          </draw:text-box>
        </draw:frame>
        <draw:frame draw:style-name="gr6" draw:text-style-name="P3" draw:layer="layout" svg:width="0.714cm" svg:height="0.607cm" svg:x="4.845cm" svg:y="6.206cm">
          <draw:text-box>
            <text:p><text:span text:style-name="T1">I</text:span></text:p>
          </draw:text-box>
        </draw:frame>
        <draw:frame draw:style-name="gr6" draw:text-style-name="P3" draw:layer="layout" svg:width="0.714cm" svg:height="0.607cm" svg:x="7.145cm" svg:y="8.507cm">
          <draw:text-box>
            <text:p><text:span text:style-name="T1">II</text:span></text:p>
          </draw:text-box>
        </draw:frame>
        <draw:frame draw:style-name="gr7" draw:text-style-name="P3" draw:layer="layout" svg:width="0.972cm" svg:height="0.963cm" svg:x="11.287cm" svg:y="8.508cm">
          <draw:text-box>
            <text:p><text:span text:style-name="T1">III</text:span></text:p>
          </draw:text-box>
        </draw:frame>
        <draw:frame draw:style-name="gr7" draw:text-style-name="P3" draw:layer="layout" svg:width="0.972cm" svg:height="0.963cm" svg:x="15.287cm" svg:y="8.509cm">
          <draw:text-box>
            <text:p><text:span text:style-name="T1">IV</text:span></text:p>
          </draw:text-box>
        </draw:frame>
        <draw:frame draw:style-name="gr6" draw:text-style-name="P3" draw:layer="layout" svg:width="0.714cm" svg:height="0.607cm" svg:x="19.045cm" svg:y="6.208cm">
          <draw:text-box>
            <text:p><text:span text:style-name="T1">V</text:span></text:p>
          </draw:text-box>
        </draw:frame>
        <draw:frame draw:style-name="gr8" draw:text-style-name="P4" draw:layer="layout" svg:width="8.382cm" svg:height="6.274cm" svg:x="6.334cm" svg:y="1cm">
          <draw:image xlink:href="Pictures/1000020100000F0000000B40DBAB4BF2484199BF.png" xlink:type="simple" xlink:show="embed" xlink:actuate="onLoad" loext:mime-type="image/png">
            <text:p/>
          </draw:image>
        </draw:frame>
        <draw:frame draw:style-name="gr6" draw:text-style-name="P3" draw:layer="layout" svg:width="0.714cm" svg:height="0.607cm" svg:x="8.345cm" svg:y="5.307cm">
          <draw:text-box>
            <text:p><text:span text:style-name="T1">I</text:span></text:p>
          </draw:text-box>
        </draw:frame>
        <draw:frame draw:style-name="gr6" draw:text-style-name="P3" draw:layer="layout" svg:width="0.714cm" svg:height="0.607cm" svg:x="10.045cm" svg:y="1.708cm">
          <draw:text-box>
            <text:p><text:span text:style-name="T1">II</text:span></text:p>
          </draw:text-box>
        </draw:frame>
        <draw:frame draw:style-name="gr7" draw:text-style-name="P3" draw:layer="layout" svg:width="0.972cm" svg:height="0.963cm" svg:x="10.987cm" svg:y="4.009cm">
          <draw:text-box>
            <text:p><text:span text:style-name="T1">III</text:span></text:p>
          </draw:text-box>
        </draw:frame>
        <draw:frame draw:style-name="gr7" draw:text-style-name="P3" draw:layer="layout" svg:width="0.972cm" svg:height="0.963cm" svg:x="11.787cm" svg:y="4.11cm">
          <draw:text-box>
            <text:p><text:span text:style-name="T1">IV</text:span></text:p>
          </draw:text-box>
        </draw:frame>
        <draw:frame draw:style-name="gr6" draw:text-style-name="P3" draw:layer="layout" svg:width="0.714cm" svg:height="0.607cm" svg:x="12.545cm" svg:y="2.609cm">
          <draw:text-box>
            <text:p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8:41:22.876527840</meta:creation-date>
    <meta:generator>LibreOffice/6.4.7.2$Linux_X86_64 LibreOffice_project/40$Build-2</meta:generator>
    <dc:date>2022-08-10T22:08:19.990794643</dc:date>
    <meta:editing-duration>PT23M49S</meta:editing-duration>
    <meta:editing-cycles>5</meta:editing-cycles>
    <meta:document-statistic meta:object-count="26"/>
  </office:meta>
</office:document-meta>
</file>